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d966" officeooo:paragraph-rsid="001fd9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ification and Validation: An Overview</text:p>
      <text:p text:style-name="P1">Prof. McMillan</text:p>
      <text:p text:style-name="P1"><text:s/></text:p>
      <text:p text:style-name="P1"><text:s text:c="12"/>In software engineering, verification means determining whether the product meets the specifications and validation means determining whether the product really meets the needs of the users. <text:s/>Verification is building the product right and validation is building the right product. <text:s/>Even if the system is created correctly according to exacting specifications (i.e., it can be verified), the specifications might have been wrong because of miscommunications and misunderstandings during requirements or during the design. <text:s/>Also, users and the contexts in which they work can change.</text:p>
      <text:p text:style-name="P1"><text:s/></text:p>
      <text:p text:style-name="P1"><text:s text:c="12"/>Together, V &amp; V form the evaluation of the system. V &amp; V is not just testing. <text:s/>Many techniques don't even execute the code. <text:s/>V &amp; V techniques can be described along several dimensions (besides V vs. V):</text:p>
      <text:p text:style-name="P1"><text:s/></text:p>
      <text:p text:style-name="P1">glass box vs. black box: <text:s text:c="5"/>Does the technique use knowledge of the product's structure?</text:p>
      <text:p text:style-name="P1">unit vs. integration: <text:s text:c="13"/>Amount of the system being evaluated</text:p>
      <text:p text:style-name="P1">static vs. dynamic: <text:s text:c="14"/>Does the technique execute the code?</text:p>
      <text:p text:style-name="P1">formal vs. informal: <text:s text:c="13"/>Is the technique based on a formally defined syntax, semantics, and operations (such as mathematics or formal logic)?</text:p>
      <text:p text:style-name="P1"><text:s/></text:p>
      <text:p text:style-name="P1"><text:s text:c="12"/>The V &amp; V plan lays out how the system will be evaluated and when. <text:s/>It might include a schedule of evaluation, a listing of techniques that will be used and what components they will be used on, forms that will be useful, detailed descriptions of techniques (such as inspections), listings of test cases to be employed, the characteristics of sample data sets to be drawn from for tests, descriptions of user interactions to be tried, descriptions of the user population to be sampled in user tests, and the methods to be used in user tests.</text:p>
      <text:p text:style-name="P1"><text:s/></text:p>
      <text:p text:style-name="P1"><text:s text:c="12"/>All aspects of the system (all deliverables) can be evaluated, including the requirements, prototypes, diagrams, specifications, evaluation plans, formal data definitions, user interfaces, and so on.</text:p>
      <text:p text:style-name="P1"><text:s/></text:p>
      <text:p text:style-name="P1"><text:s text:c="12"/>Many techniques exist for V &amp; V. <text:s/>Here is a sampling that spans the dimensions fairly well.</text:p>
      <text:p text:style-name="P1"><text:s/></text:p>
      <text:p text:style-name="P1"><text:s text:c="12"/>Formal proof of program correctness: <text:s/>Code is fundamentally logical and mathematical. <text:s/>Correctness proofs use the formal semantics of the programming language to carry out the following proof:</text:p>
      <text:p text:style-name="P1"><text:s text:c="12"/>preconditions Ù code Þ postconditions</text:p>
      <text:p text:style-name="P1">This approach depends on formal specification. <text:s/>It is done in a step by step manner, without executing the code, by asserting a series of logical statements, each of which is proved from what came earlier. <text:s/>A trivial little bit of a proof may look like this:</text:p>
      <text:p text:style-name="P1"><text:s text:c="12"/>// x &gt; 10</text:p>
      <text:p text:style-name="P1"><text:s text:c="5"/>x = x + 5;</text:p>
      <text:p text:style-name="P1"><text:s text:c="5"/>// x &gt; 15 (addition, assignment, substitution)</text:p>
      <text:p text:style-name="P1">The assertions are given here as comments, but there is an assert function in some languages that creates run-time checks of the assertions. <text:s/>The verifier works through the code like this, eventually deriving the postconditions of the function. <text:s/>Sounds hard, doesn't it? <text:s/>Loops are the big challenge. <text:s/>One needs the proper background to carry this out, but many projects have shown that the effort is well worth the trouble. <text:s/>For software that requires super-high reliability, it is especially valuable.</text:p>
      <text:p text:style-name="P1"><text:s/></text:p>
      <text:p text:style-name="P1"><text:soft-page-break/><text:s text:c="12"/>Inspections (formal technical reviews, walkthroughs): <text:s/>These were discussed earlier in this series of notes. <text:s/>Applied to code, they have some similarities to proofs of correctness: An "argument" is made that the code is correct. <text:s/>The inspectors must be convinced through careful evaluation of the static code that it is sound. <text:s/>An inspection may even work through the code in a step by step fashion, similar to a proof. <text:s/>Obviously, the process is less formal than a real proof, but it has been shown to lead to many of the same benefits.</text:p>
      <text:p text:style-name="P1"><text:s/></text:p>
      <text:p text:style-name="P1"><text:s text:c="12"/>Path testing: <text:s/>The goal here sounds pretty minimal; it is to execute every path through the code at least once. <text:s/>Not exhaustively, just hitting every branch of the code at least once. <text:s/>By itself, this is not adequate evaluation of a program, but if it had been done in some programs famous for their disastrous performances, those programs would be less infamous today. <text:s/>You look at the graph depicting the control flow through a function and then make sure there is a test case that hits every branch. <text:s/>There are automated tools to support this process.</text:p>
      <text:p text:style-name="P1"><text:s/></text:p>
      <text:p text:style-name="P1"><text:s text:c="12"/>Partition testing: <text:s/>First, divide up the input domain into (rough) equivalence classes. <text:s/>That is, define subsets of the input domain for which all included inputs should lead to the same essential program behavior. <text:s/>For example, if an input is miles per hour, we might divide it up into the subranges: &lt; 0, [0, 25], (25, 35], (35, 55], (55, 75], &gt; 75. <text:s/>The partitions selected depend on the application. <text:s/>Once you have the partition, sample test cases from each class, paying special attention to boundary values. <text:s/>In this testing, you're trying to "cover" the domain systematically</text:p>
      <text:p text:style-name="P1"><text:s/></text:p>
      <text:p text:style-name="P1"><text:s text:c="12"/>Statistical testing: <text:s/>The goal here is usually to produce a quantitative measure of reliability. <text:s/>Data are sampled, tests run, and the correctness of the outputs noted. <text:s/>The test data may be from a history of past inputs to a similar system or they may be generated from probability distributions that are known to model expected inputs. <text:s/>This kind of testing gets you closer to the real world, but does not do the best job of finding that nasty little error that only crops up for a few users in a somewhat unusual interaction.</text:p>
      <text:p text:style-name="P1"><text:s/></text:p>
      <text:p text:style-name="P1"><text:s text:c="12"/>User testing: <text:s/>There is no substitute for letting users get their hands on your software. <text:s/>Such test procedures can range from informal methods ("Hey, Sam, come over and try out this email utility.") to very formal (in a lab, with clear test procedures and lots of data collection). <text:s/>It can be done in-house, or at a client's site. <text:s/>It can be supervised or unsupervised (e.g., beta testing). <text:s/>In any case, the evaluator notes where users have problems, where questions arise, where the software behaves incorrectly, where performance is less than expected, and so on.</text:p>
      <text:p text:style-name="P1"><text:s/></text:p>
      <text:p text:style-name="P1"><text:s text:c="12"/>You may have noticed that these techniques, in the order discussed above, go from static to dynamic, formal to less formal, unit-oriented to integration-oriented, glass box to black box, and from a focus on verification to one on validatio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31:01.307170000</meta:creation-date>
    <dc:date>2015-05-03T14:31:21.089842000</dc:date>
    <meta:editing-duration>PT19S</meta:editing-duration>
    <meta:editing-cycles>1</meta:editing-cycles>
    <meta:document-statistic meta:table-count="0" meta:image-count="0" meta:object-count="0" meta:page-count="2" meta:paragraph-count="38" meta:word-count="1002" meta:character-count="6306" meta:non-whitespace-character-count="5050"/>
    <meta:generator>LibreOffice/4.3.7.2$MacOSX_X86_64 LibreOffice_project/8a35821d8636a03b8bf4e15b48f59794652c68ba</meta:generator>
  </office:meta>
</office:document-meta>
</file>